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23cm"/>
    </style:style>
    <style:style style:name="gr2" style:family="graphic" style:parent-style-name="standard">
      <style:graphic-properties draw:opacity="0%" draw:textarea-vertical-align="middle" draw:shadow-offset-x="0.203cm" draw:shadow-offset-y="0.203cm" draw:shadow-opacity="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461cm"/>
    </style:style>
    <style:style style:name="gr5" style:family="graphic" style:parent-style-name="standard">
      <style:graphic-properties draw:opacity="0%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fo:min-height="0.427cm"/>
    </style:style>
    <style:style style:name="gr7" style:family="graphic" style:parent-style-name="standard">
      <style:graphic-properties draw:stroke="none" svg:stroke-color="#000000" draw:fill="none" draw:fill-color="#ffffff" fo:min-height="8.048cm"/>
    </style:style>
    <style:style style:name="gr8" style:family="graphic" style:parent-style-name="standard">
      <style:graphic-properties draw:stroke="none" svg:stroke-color="#000000" draw:fill="none" draw:fill-color="#ffffff" fo:min-height="3.66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2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5cm" svg:height="7.773cm" svg:x="2.095cm" svg:y="1.987cm">
          <draw:text-box>
            <text:p><text:span text:style-name="T1">@Entity</text:span></text:p>
            <text:p><text:span text:style-name="T1">@Table(name=”ITEM”)</text:span></text:p>
            <text:p><text:span text:style-name="T1">Item</text:span></text:p>
            <text:p><text:span text:style-name="T1">@Id @GenerateValue</text:span></text:p>
            <text:p><text:span text:style-name="T1">@Column(name=ITEM_ID) PK</text:span></text:p>
            <text:p><text:span text:style-name="T1">Private Integer id</text:span></text:p>
            <text:p><text:span text:style-name="T1"/></text:p>
            <text:p><text:span text:style-name="T1">@Column(name=ITEM_NAME)</text:span></text:p>
            <text:p><text:span text:style-name="T1">Private String name</text:span></text:p>
            <text:p><text:span text:style-name="T1"/></text:p>
            <text:p><text:span text:style-name="T1">@Column(name=ITEM_PRICE)</text:span></text:p>
            <text:p><text:span text:style-name="T1">Private Integer price</text:span></text:p>
            <text:p><text:span text:style-name="T1"/></text:p>
            <text:p><text:span text:style-name="T1">@OneToMany(mappedBy=</text:span><text:span text:style-name="T2">item</text:span><text:span text:style-name="T1">)</text:span></text:p>
            <text:p><text:span text:style-name="T1">Private Collection&lt;Bid&gt; bids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SELLER_ID</text:span><text:span text:style-name="T1">) FK</text:span></text:p>
            <text:p><text:span text:style-name="T1">Private User seller;</text:span></text:p>
            <text:p><text:span text:style-name="T1"/></text:p>
          </draw:text-box>
        </draw:frame>
        <draw:rect draw:style-name="gr2" draw:text-style-name="P2" draw:layer="layout" svg:width="5.08cm" svg:height="6.267cm" svg:x="2.265cm" svg:y="2.031cm">
          <text:p/>
        </draw:rect>
        <draw:line draw:style-name="gr3" draw:text-style-name="P2" draw:layer="layout" svg:x1="7.324cm" svg:y1="3.027cm" svg:x2="2.244cm" svg:y2="3.027cm">
          <text:p/>
        </draw:line>
        <draw:frame draw:style-name="gr4" draw:text-style-name="P3" draw:layer="layout" svg:width="5.736cm" svg:height="5.711cm" svg:x="11.134cm" svg:y="1.884cm">
          <draw:text-box>
            <text:p><text:span text:style-name="T1">@Entity</text:span></text:p>
            <text:p><text:span text:style-name="T1">@Table(name=”BID”)</text:span></text:p>
            <text:p><text:span text:style-name="T1">Bid</text:span></text:p>
            <text:p><text:span text:style-name="T1">@Id @GenerateValue</text:span></text:p>
            <text:p><text:span text:style-name="T1">@Column(name=BID_ID) PK</text:span></text:p>
            <text:p><text:span text:style-name="T1">Private Integer id</text:span></text:p>
            <text:p><text:span text:style-name="T1"/></text:p>
            <text:p><text:span text:style-name="T1">@Column(name=BID_PRICE)</text:span></text:p>
            <text:p><text:span text:style-name="T1">Private Integer price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ITEM_ID</text:span><text:span text:style-name="T1">) FK</text:span></text:p>
            <text:p><text:span text:style-name="T1">Private Item </text:span><text:span text:style-name="T2">item</text:span></text:p>
            <text:p><text:span text:style-name="T1"/></text:p>
            <text:p><text:span text:style-name="T1">@ManyToOne</text:span></text:p>
            <text:p><text:span text:style-name="T1">@JoinColumn(name=</text:span><text:span text:style-name="T2">BIDDER_ID</text:span><text:span text:style-name="T1">) FK</text:span></text:p>
            <text:p><text:span text:style-name="T1">Private User bidder;</text:span></text:p>
          </draw:text-box>
        </draw:frame>
        <draw:rect draw:style-name="gr5" draw:text-style-name="P2" draw:layer="layout" svg:width="5.228cm" svg:height="5.657cm" svg:x="11.219cm" svg:y="1.905cm">
          <text:p/>
        </draw:rect>
        <draw:line draw:style-name="gr3" draw:text-style-name="P2" draw:layer="layout" svg:x1="11.219cm" svg:y1="2.921cm" svg:x2="16.489cm" svg:y2="2.921cm">
          <text:p/>
        </draw:line>
        <draw:line draw:style-name="gr3" draw:text-style-name="P2" draw:layer="layout" svg:x1="11.18cm" svg:y1="5.959cm" svg:x2="7.324cm" svg:y2="6.393cm">
          <text:p/>
        </draw:line>
        <draw:frame draw:style-name="gr6" draw:text-style-name="P3" draw:layer="layout" svg:width="0.762cm" svg:height="0.677cm" svg:x="10.667cm" svg:y="5.373cm">
          <draw:text-box>
            <text:p><text:span text:style-name="T1">m</text:span></text:p>
          </draw:text-box>
        </draw:frame>
        <draw:frame draw:style-name="gr6" draw:text-style-name="P3" draw:layer="layout" svg:width="0.762cm" svg:height="0.677cm" svg:x="7.281cm" svg:y="5.759cm">
          <draw:text-box>
            <text:p><text:span text:style-name="T1">1</text:span></text:p>
          </draw:text-box>
        </draw:frame>
        <draw:frame draw:style-name="gr7" draw:text-style-name="P3" draw:layer="layout" svg:width="10.922cm" svg:height="9.203cm" svg:x="1.631cm" svg:y="9.863cm">
          <draw:text-box>
            <text:p><text:span text:style-name="T1">@Entity</text:span></text:p>
            <text:p><text:span text:style-name="T1">@Table(name=USER)</text:span></text:p>
            <text:p><text:span text:style-name="T1">User</text:span></text:p>
            <text:p><text:span text:style-name="T1">@Id @GenerateValue</text:span></text:p>
            <text:p><text:span text:style-name="T1">@Column(name=USER_ID) PK</text:span></text:p>
            <text:p><text:span text:style-name="T1"/></text:p>
            <text:p><text:span text:style-name="T2">@Embedded</text:span></text:p>
            <text:p><text:span text:style-name="T1">@AttributeOverrides(</text:span></text:p>
            <text:p><text:span text:style-name="T1">@AttributeOverride(name=street,</text:span><text:span text:style-name="T1"><text:a xlink:href="mailto:column%3D@Column">column=@Column</text:a></text:span><text:span text:style-name="T1">(name=HOME_STREET),</text:span></text:p>
            <text:p><text:span text:style-name="T1">@AttributeOverride(name=zipcode,</text:span><text:span text:style-name="T1"><text:a xlink:href="mailto:column%3D@Column">column=@Column</text:a></text:span><text:span text:style-name="T1">(name=HOME_ZIPCODE),</text:span></text:p>
            <text:p><text:span text:style-name="T1">@AttributeOverride(name=city,</text:span><text:span text:style-name="T1"><text:a xlink:href="mailto:column%3D@Column">column=@Column</text:a></text:span><text:span text:style-name="T1">(name=HOME_CITY))</text:span></text:p>
            <text:p><text:span text:style-name="T1">Private Address homeAddress;</text:span></text:p>
            <text:p><text:span text:style-name="T1"/></text:p>
            <text:p><text:span text:style-name="T2">@Embedded</text:span></text:p>
            <text:p><text:span text:style-name="T1">@AttributeOverrides(</text:span></text:p>
            <text:p><text:span text:style-name="T1">@AttributeOverride(name=street,</text:span><text:span text:style-name="T1"><text:a xlink:href="mailto:column%3D@Column">column=@Column</text:a></text:span><text:span text:style-name="T1">(name=SHIP_STREET),</text:span></text:p>
            <text:p><text:span text:style-name="T1">@AttributeOverride(name=zipcode,</text:span><text:span text:style-name="T1"><text:a xlink:href="mailto:column%3D@Column">column=@Column</text:a></text:span><text:span text:style-name="T1">(name=SHIP_ZIPCODE),</text:span></text:p>
            <text:p><text:span text:style-name="T1">@AttributeOverride(name=city,</text:span><text:span text:style-name="T1"><text:a xlink:href="mailto:column%3D@Column">column=@Column</text:a></text:span><text:span text:style-name="T1">(name=SHIP_CITY))</text:span></text:p>
            <text:p><text:span text:style-name="T1">Private Address shippingAddress;</text:span></text:p>
            <text:p><text:span text:style-name="T1"/></text:p>
            <text:p><text:span text:style-name="T1">@OneToMany(mappedBy=</text:span><text:span text:style-name="T2">bidder</text:span><text:span text:style-name="T1">)</text:span></text:p>
            <text:p><text:span text:style-name="T1">Private Collection&lt;Bid&gt; bids;</text:span></text:p>
            <text:p><text:span text:style-name="T1"/></text:p>
            <text:p><text:span text:style-name="T1">@OneToMany(mappedBy=</text:span><text:span text:style-name="T2">seller</text:span><text:span text:style-name="T1">)</text:span></text:p>
            <text:p><text:span text:style-name="T1">Private Collection&lt;Item&gt; items;</text:span></text:p>
            <text:p><text:span text:style-name="T1"/></text:p>
            <text:p><text:span text:style-name="T1"/></text:p>
            <text:p><text:span text:style-name="T1"/></text:p>
          </draw:text-box>
        </draw:frame>
        <draw:rect draw:style-name="gr5" draw:text-style-name="P2" draw:layer="layout" svg:width="10.541cm" svg:height="8.255cm" svg:x="1.715cm" svg:y="9.885cm">
          <text:p/>
        </draw:rect>
        <draw:line draw:style-name="gr3" draw:text-style-name="P2" draw:layer="layout" svg:x1="1.693cm" svg:y1="10.922cm" svg:x2="12.213cm" svg:y2="10.922cm">
          <text:p/>
        </draw:line>
        <draw:line draw:style-name="gr3" draw:text-style-name="P2" draw:layer="layout" svg:x1="4.85cm" svg:y1="8.323cm" svg:x2="4.847cm" svg:y2="9.885cm">
          <text:p/>
        </draw:line>
        <draw:frame draw:style-name="gr6" draw:text-style-name="P3" draw:layer="layout" svg:width="0.762cm" svg:height="0.677cm" svg:x="4.762cm" svg:y="9.4cm">
          <draw:text-box>
            <text:p><text:span text:style-name="T1">1</text:span></text:p>
          </draw:text-box>
        </draw:frame>
        <draw:frame draw:style-name="gr6" draw:text-style-name="P3" draw:layer="layout" svg:width="0.762cm" svg:height="0.677cm" svg:x="4.805cm" svg:y="8.299cm">
          <draw:text-box>
            <text:p><text:span text:style-name="T1">m</text:span></text:p>
          </draw:text-box>
        </draw:frame>
        <draw:line draw:style-name="gr3" draw:text-style-name="P2" draw:layer="layout" svg:x1="11.18cm" svg:y1="7.254cm" svg:x2="8.615cm" svg:y2="9.864cm">
          <text:p/>
        </draw:line>
        <draw:frame draw:style-name="gr6" draw:text-style-name="P3" draw:layer="layout" svg:width="0.762cm" svg:height="0.677cm" svg:x="10.625cm" svg:y="6.671cm">
          <draw:text-box>
            <text:p><text:span text:style-name="T1">m</text:span></text:p>
          </draw:text-box>
        </draw:frame>
        <draw:frame draw:style-name="gr6" draw:text-style-name="P3" draw:layer="layout" svg:width="0.762cm" svg:height="0.677cm" svg:x="8.149cm" svg:y="9.422cm">
          <draw:text-box>
            <text:p><text:span text:style-name="T1">1</text:span></text:p>
          </draw:text-box>
        </draw:frame>
        <draw:frame draw:style-name="gr8" draw:text-style-name="P3" draw:layer="layout" svg:width="6.921cm" svg:height="4.397cm" svg:x="13.357cm" svg:y="9.907cm">
          <draw:text-box>
            <text:p><text:span text:style-name="T2">@Embeddable</text:span></text:p>
            <text:p><text:span text:style-name="T1">Address</text:span></text:p>
            <text:p><text:span text:style-name="T1"/></text:p>
            <text:p><text:span text:style-name="T1">@Column(name=ADDR_STREET,nullable=false)</text:span></text:p>
            <text:p><text:span text:style-name="T1">Private String street</text:span></text:p>
            <text:p><text:span text:style-name="T1"/></text:p>
            <text:p><text:span text:style-name="T1">@Column(name=ADDR_ZIPCODE,nullable=false)</text:span></text:p>
            <text:p><text:span text:style-name="T1">Private String zipcode</text:span></text:p>
            <text:p><text:span text:style-name="T1"/></text:p>
            <text:p><text:span text:style-name="T1">@Column(name=ADDR_CITY,nullable=false)</text:span></text:p>
            <text:p><text:span text:style-name="T1">Private String city</text:span></text:p>
            <text:p><text:span text:style-name="T1"/></text:p>
            <text:p><text:span text:style-name="T1"/></text:p>
          </draw:text-box>
        </draw:frame>
        <draw:rect draw:style-name="gr5" draw:text-style-name="P2" xml:id="id2" draw:id="id2" draw:layer="layout" svg:width="6.921cm" svg:height="3.937cm" svg:x="13.394cm" svg:y="9.928cm">
          <text:p/>
        </draw:rect>
        <draw:line draw:style-name="gr3" draw:text-style-name="P2" draw:layer="layout" svg:x1="13.356cm" svg:y1="10.711cm" svg:x2="20.363cm" svg:y2="10.711cm">
          <text:p/>
        </draw:line>
        <draw:custom-shape draw:style-name="gr9" draw:text-style-name="P2" xml:id="id1" draw:id="id1" draw:layer="layout" svg:width="0.295cm" svg:height="0.317cm" svg:x="12.257cm" svg:y="15.7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3" draw:id="id3" draw:layer="layout" svg:width="0.295cm" svg:height="0.317cm" svg:x="12.277cm" svg:y="13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2.552cm" svg:y1="15.886cm" svg:x2="16.854cm" svg:y2="13.865cm" draw:start-shape="id1" draw:start-glue-point="7" draw:end-shape="id2" svg:d="m12552 15886h4302v-2021">
          <text:p/>
        </draw:connector>
        <draw:connector draw:style-name="gr10" draw:text-style-name="P2" draw:layer="layout" svg:x1="12.572cm" svg:y1="13.641cm" svg:x2="13.394cm" svg:y2="11.896cm" draw:start-shape="id3" draw:start-glue-point="7" draw:end-shape="id2" draw:end-glue-point="3" svg:d="m12572 13641h411v-1745h411">
          <text:p/>
        </draw:connector>
        <draw:frame draw:style-name="gr11" draw:text-style-name="P4" draw:layer="layout" svg:width="5.333cm" svg:height="2.073cm" svg:x="14.57cm" svg:y="16.337cm">
          <draw:text-box>
            <text:p><text:span text:style-name="T1">Note: only @OneToOne and @OneToMany has mappedBy attribute. <text:s/>@ManyToOne doesnt have it.</text:span></text:p>
          </draw:text-box>
        </draw:frame>
        <draw:rect draw:style-name="gr5" draw:text-style-name="P5" draw:layer="layout" svg:width="5.164cm" svg:height="1.573cm" svg:x="14.647cm" svg:y="16.28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1T22:46:24.63</meta:creation-date>
    <dc:date>2012-06-02T12:57:01.50</dc:date>
    <meta:editing-duration>PT1H24M29S</meta:editing-duration>
    <meta:editing-cycles>20</meta:editing-cycles>
    <meta:generator>OpenOffice.org/3.4$Win32 OpenOffice.org_project/340m1$Build-9590</meta:generator>
    <meta:document-statistic meta:object-count="27"/>
  </office:meta>
</office:document-meta>
</file>